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Tabulka1" style:family="table">
      <style:table-properties style:width="16.249cm" fo:margin-left="0cm" table:align="left"/>
    </style:style>
    <style:style style:name="Tabulka1.A" style:family="table-column">
      <style:table-column-properties style:column-width="8.124cm"/>
    </style:style>
    <style:style style:name="Tabulka1.A1" style:family="table-cell">
      <style:table-cell-properties fo:background-color="#ffffff" fo:padding-left="0.191cm" fo:padding-right="0.191cm" fo:padding-top="0cm" fo:padding-bottom="0cm" fo:border="0.002cm solid #000000">
        <style:background-image/>
      </style:table-cell-properties>
    </style:style>
    <style:style style:name="P1" style:family="paragraph" style:parent-style-name="Normální">
      <style:paragraph-properties fo:text-align="center" style:justify-single-word="false"/>
    </style:style>
    <style:style style:name="P2" style:family="paragraph" style:parent-style-name="Normální">
      <style:paragraph-properties fo:text-align="justify" style:justify-single-word="false"/>
    </style:style>
    <style:style style:name="P3" style:family="paragraph" style:parent-style-name="Normální">
      <style:paragraph-properties fo:margin-left="0.75cm" fo:margin-right="0cm" fo:text-indent="0cm" style:auto-text-indent="false">
        <style:tab-stops/>
      </style:paragraph-properties>
    </style:style>
    <style:style style:name="P4" style:family="paragraph" style:parent-style-name="Normální" style:master-page-name="MP0">
      <style:paragraph-properties fo:text-align="center" style:justify-single-word="false" style:page-number="auto" fo:break-before="page"/>
    </style:style>
    <style:style style:name="P5" style:family="paragraph" style:parent-style-name="Normální">
      <style:paragraph-properties fo:text-align="center" style:justify-single-word="false"/>
      <style:text-properties fo:color="#808080"/>
    </style:style>
    <style:style style:name="P6" style:family="paragraph" style:parent-style-name="Normální">
      <style:paragraph-properties fo:text-align="justify" style:justify-single-word="false"/>
      <style:text-properties fo:color="#808080"/>
    </style:style>
    <style:style style:name="P7" style:family="paragraph" style:parent-style-name="Normální">
      <style:paragraph-properties fo:text-align="justify" style:justify-single-word="false"/>
      <style:text-properties fo:color="#808080" style:font-name-asian="Calibri" style:font-name-complex="Calibri"/>
    </style:style>
    <style:style style:name="P8" style:family="paragraph" style:parent-style-name="Normální" style:list-style-name="L1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9" style:family="paragraph" style:parent-style-name="Normální" style:list-style-name="L2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0" style:family="paragraph" style:parent-style-name="Normální" style:list-style-name="L4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1" style:family="paragraph" style:parent-style-name="Normální" style:list-style-name="L5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2" style:family="paragraph" style:parent-style-name="Normální" style:list-style-name="L7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3" style:family="paragraph" style:parent-style-name="Normální" style:list-style-name="L8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4" style:family="paragraph" style:parent-style-name="Normální" style:list-style-name="L9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5" style:family="paragraph" style:parent-style-name="Normální" style:list-style-name="L10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6" style:family="paragraph" style:parent-style-name="Normální" style:list-style-name="L11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7" style:family="paragraph" style:parent-style-name="Normální" style:list-style-name="L12">
      <style:paragraph-properties fo:margin-left="0.751cm" fo:margin-right="0cm" fo:text-align="justify" style:justify-single-word="false" fo:text-indent="-0.751cm" style:auto-text-indent="false">
        <style:tab-stops/>
      </style:paragraph-properties>
    </style:style>
    <style:style style:name="P18" style:family="paragraph" style:parent-style-name="Normální" style:list-style-name="L6">
      <style:paragraph-properties fo:margin-left="0.751cm" fo:margin-right="0cm" fo:text-indent="-0.751cm" style:auto-text-indent="false">
        <style:tab-stops/>
      </style:paragraph-properties>
    </style:style>
    <style:style style:name="P19" style:family="paragraph" style:parent-style-name="Normální" style:list-style-name="L4">
      <style:paragraph-properties fo:margin-left="2.252cm" fo:margin-right="0cm" fo:text-align="justify" style:justify-single-word="false" fo:text-indent="-0.75cm" style:auto-text-indent="false">
        <style:tab-stops/>
      </style:paragraph-properties>
    </style:style>
    <style:style style:name="P20" style:family="paragraph" style:parent-style-name="Normální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color="#808080"/>
    </style:style>
    <style:style style:name="P21" style:family="paragraph" style:parent-style-name="Normální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fo:color="#808080"/>
    </style:style>
    <style:style style:name="P22" style:family="paragraph" style:parent-style-name="Normální">
      <style:paragraph-properties fo:margin-left="1.27cm" fo:margin-right="0cm" fo:text-indent="0cm" style:auto-text-indent="false">
        <style:tab-stops/>
      </style:paragraph-properties>
      <style:text-properties fo:color="#808080"/>
    </style:style>
    <style:style style:name="P23" style:family="paragraph" style:parent-style-name="Odstavec_20_se_20_seznamem" style:list-style-name="L3">
      <style:paragraph-properties fo:margin-left="0.751cm" fo:margin-right="0cm" fo:text-indent="-0.751cm" style:auto-text-indent="false">
        <style:tab-stops/>
      </style:paragraph-properties>
    </style:style>
    <style:style style:name="T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4pt" style:font-weight-asian="bold" style:font-name-complex="Calibri"/>
    </style:style>
    <style:style style:name="T2" style:family="text">
      <style:text-properties style:font-name-asian="Calibri" style:font-name-complex="Calibri"/>
    </style:style>
    <style:style style:name="T3" style:family="text">
      <style:text-properties fo:font-weight="bold" style:font-name-asian="Calibri" style:font-weight-asian="bold" style:font-name-complex="Calibri"/>
    </style:style>
    <style:style style:name="T4" style:family="text">
      <style:text-properties style:font-name="Helvetica" fo:font-size="9pt" fo:background-color="#f1f0f0" style:font-size-asian="9pt" style:font-name-complex="Helvetica" style:font-size-complex="9pt"/>
    </style:style>
    <style:style style:name="T5" style:family="text">
      <style:text-properties fo:background-color="#ffff00" style:font-name-asian="Calibri" style:font-name-complex="Calibri"/>
    </style:style>
    <style:style style:name="T6" style:family="text">
      <style:text-properties fo:color="#000000" fo:background-color="#ffffff" style:font-name-complex="Calibri"/>
    </style:style>
    <style:style style:name="T7" style:family="text">
      <style:text-properties fo:color="#000000" fo:background-color="#ffffff" style:font-name-asian="Calibri" style:font-name-complex="Calibri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9" style:family="text">
      <style:text-properties fo:background-color="#ffffff" style:font-name-asian="Calibri" style:font-name-complex="Calibri"/>
    </style:style>
    <style:style style:name="T10" style:family="text">
      <style:text-properties fo:background-color="#ffffff" style:font-name-complex="Calibri"/>
    </style:style>
    <style:style style:name="T11" style:family="text">
      <style:text-properties fo:color="#808080"/>
    </style:style>
    <style:style style:name="T12" style:family="text">
      <style:text-properties fo:color="#808080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4pt" style:font-weight-asian="bold" style:font-name-complex="Calibri"/>
    </style:style>
    <style:style style:name="T13" style:family="text">
      <style:text-properties fo:color="#808080" style:font-name-asian="Calibri" style:font-name-complex="Calibri"/>
    </style:style>
    <style:style style:name="T14" style:family="text">
      <style:text-properties fo:color="#808080" fo:font-weight="bold" style:font-name-asian="Calibri" style:font-weight-asian="bold" style:font-name-complex="Calibri"/>
    </style:style>
    <style:style style:name="T15" style:family="text">
      <style:text-properties fo:color="#808080" style:font-name="Helvetica" fo:font-size="9pt" fo:background-color="#f1f0f0" style:font-size-asian="9pt" style:font-name-complex="Helvetica" style:font-size-complex="9pt"/>
    </style:style>
    <style:style style:name="T16" style:family="text">
      <style:text-properties fo:color="#808080" fo:background-color="#ffff00" style:font-name-asian="Calibri" style:font-name-complex="Calibri"/>
    </style:style>
    <style:style style:name="T17" style:family="text">
      <style:text-properties fo:color="#808080" fo:background-color="#ffffff" style:font-name-asian="Calibri" style:font-name-complex="Calibri"/>
    </style:style>
    <style:style style:name="T18" style:family="text">
      <style:text-properties fo:color="#808080" fo:background-color="#ffffff" style:font-name-complex="Calibri"/>
    </style:style>
    <style:style style:name="T19" style:family="text">
      <style:text-properties fo:color="#808080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space-before="0.635cm" text:min-label-width="0.635cm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andardní_20_písmo_20_odstavce"><text:span text:style-name="T12">A SMLOUVA O DÍLO</text:span></text:span></text:p>
      <text:p text:style-name="P5"/>
      <text:p text:style-name="P1"><text:span text:style-name="Standardní_20_písmo_20_odstavce"><text:span text:style-name="T13">Toto je smlouva o dílo uzavřená mezi smluvními stranami:</text:span></text:span></text:p>
      <text:p text:style-name="P6"/>
      <text:p text:style-name="P2"><text:span text:style-name="Standardní_20_písmo_20_odstavce"><text:span text:style-name="T14">Česká Pirátská strana</text:span></text:span></text:p>
      <text:p text:style-name="P2"><text:span text:style-name="Standardní_20_písmo_20_odstavce"><text:span text:style-name="T13">se sídlem Řehořova 943/19, Praha 3</text:span></text:span></text:p>
      <text:p text:style-name="P2"><text:span text:style-name="Standardní_20_písmo_20_odstavce"><text:span text:style-name="T13">IČO: 71339698</text:span></text:span></text:p>
      <text:p text:style-name="P2"><text:span text:style-name="Standardní_20_písmo_20_odstavce"><text:span text:style-name="T13">(dále jen „</text:span></text:span><text:span text:style-name="Standardní_20_písmo_20_odstavce"><text:span text:style-name="T14">objednatel</text:span></text:span><text:span text:style-name="Standardní_20_písmo_20_odstavce"><text:span text:style-name="T13">“)</text:span></text:span></text:p>
      <text:p text:style-name="P7">zastoupena: <text:line-break/>Tomáš Murňák</text:p>
      <text:p text:style-name="P6">Předseda MS Piráti Praha 13</text:p>
      <text:p text:style-name="P6"/>
      <text:p text:style-name="P2"><text:span text:style-name="Standardní_20_písmo_20_odstavce"><text:span text:style-name="T13">a</text:span></text:span></text:p>
      <text:p text:style-name="P6"/>
      <text:p text:style-name="P2"><text:span text:style-name="Standardní_20_písmo_20_odstavce"><text:span text:style-name="T14">Radovan Baláš</text:span></text:span></text:p>
      <text:p text:style-name="Normální"><text:span text:style-name="Standardní_20_písmo_20_odstavce"><text:span text:style-name="T13">Bytem: Modrá 1979/6 , Praha 5</text:span></text:span><text:span text:style-name="Standardní_20_písmo_20_odstavce"><text:span text:style-name="T15"><text:line-break/></text:span></text:span><text:span text:style-name="Standardní_20_písmo_20_odstavce"><text:span text:style-name="T13">narozen: 12.2.1991</text:span></text:span><text:span text:style-name="Standardní_20_písmo_20_odstavce"><text:span text:style-name="T16"><text:line-break/></text:span></text:span><text:span text:style-name="Standardní_20_písmo_20_odstavce"><text:span text:style-name="T13">č. ú. </text:span></text:span><text:span text:style-name="wmi-callto"><text:span text:style-name="T17">2000300088</text:span></text:span><text:span text:style-name="Основной_20_шрифт_20_абзаца"><text:span text:style-name="T18">/2010</text:span></text:span></text:p>
      <text:p text:style-name="P2"><text:span text:style-name="Standardní_20_písmo_20_odstavce"><text:span text:style-name="T13">(dále jen „</text:span></text:span><text:span text:style-name="Standardní_20_písmo_20_odstavce"><text:span text:style-name="T14">zhotovitel</text:span></text:span><text:span text:style-name="Standardní_20_písmo_20_odstavce"><text:span text:style-name="T13">“)</text:span></text:span></text:p>
      <text:p text:style-name="P20"/>
      <text:p text:style-name="P20"/>
      <text:p text:style-name="P2"><text:span text:style-name="Standardní_20_písmo_20_odstavce"><text:span text:style-name="T19">Smluvní ujednání</text:span></text:span><text:span text:style-name="Standardní_20_písmo_20_odstavce"><text:span text:style-name="T13">:</text:span></text:span></text:p>
      <text:p text:style-name="P20"/>
      <text:list xml:id="list1157759372075707686" text:style-name="L1">
        <text:list-item>
          <text:p text:style-name="P8"><text:span text:style-name="Standardní_20_písmo_20_odstavce"><text:span text:style-name="T13">zhotovitel pro objednatele udělá toto:</text:span></text:span></text:p>
        </text:list-item>
      </text:list>
      <text:p text:style-name="P3"><text:span text:style-name="Standardní_20_písmo_20_odstavce"><text:span text:style-name="T13"><text:line-break/>Provede dne 19. 6. 2018 natáčení videozáznamu Zastupitelstva Městské části Praha 13 </text:span></text:span><text:span text:style-name="T11">a ten den hotové dílo předá:</text:span></text:p>
      <text:p text:style-name="P3"><text:span text:style-name="T11">Tomáš Murňák, Předseda MS Piráti Praha 13</text:span><text:span text:style-name="Standardní_20_písmo_20_odstavce"><text:span text:style-name="T13"><text:line-break/></text:span></text:span><text:span text:style-name="T11"> </text:span></text:p>
      <text:p text:style-name="P21"/>
      <text:list xml:id="list3293078361824359155" text:style-name="L2">
        <text:list-item>
          <text:p text:style-name="P9"><text:span text:style-name="Standardní_20_písmo_20_odstavce"><text:span text:style-name="T13">Dílo se považuje za řádně dokončené, pokud odpovídá této smlouvě a jejímu účelu.</text:span></text:span></text:p>
        </text:list-item>
      </text:list>
      <text:p text:style-name="P21"/>
      <text:list xml:id="list3192908212527581409" text:style-name="L3">
        <text:list-item>
          <text:p text:style-name="P23"><text:span text:style-name="Standardní_20_písmo_20_odstavce"><text:span text:style-name="T13">Smluvní strany se dohodly, že celková cena díla bude činit částku ve výši 500,- Kč (slovy pět set korun českých) a bude uhrazena na účet zhotovitele č. ú. </text:span></text:span><text:span text:style-name="wmi-callto"><text:span text:style-name="T17">2000300088</text:span></text:span><text:span text:style-name="Основной_20_шрифт_20_абзаца"><text:span text:style-name="T17">/2010</text:span></text:span><text:span text:style-name="Standardní_20_písmo_20_odstavce"><text:span text:style-name="T13">. vedený u Fio banka a.s. do kalendářního měsíce od předání a převzetí Díla. Cena díla je zhotovitelem zaručena co do závaznosti a úplnosti a nelze ji zvýšit jinak, než dohodou stran. Cena díla zahrnuje veškeré náklady a výdaje, které zhotoviteli v souvislosti s plněním smlouvy vzniknou.</text:span></text:span></text:p>
        </text:list-item>
      </text:list>
      <text:p text:style-name="P21"/>
      <text:list xml:id="list6541906634758296816" text:style-name="L4">
        <text:list-item>
          <text:p text:style-name="P10"><text:span text:style-name="Standardní_20_písmo_20_odstavce"><text:span text:style-name="T13">Nebude-li dílo včas a řádně dokončeno, má objednatel z této smlouvy následující práva:</text:span></text:span></text:p>
        </text:list-item>
        <text:list-item>
          <text:p text:style-name="P19"><text:span text:style-name="Standardní_20_písmo_20_odstavce"><text:span text:style-name="T13">právo od smlouvy odstoupit;</text:span></text:span></text:p>
        </text:list-item>
      </text:list>
      <text:p text:style-name="P21"/>
      <text:list xml:id="list6332406731854119051" text:style-name="L5">
        <text:list-item>
          <text:p text:style-name="P11"><text:span text:style-name="Standardní_20_písmo_20_odstavce"><text:span text:style-name="T13">Zhotovitel prohlašuje, že má veškeré znalosti a schopnosti potřebné pro řádné a včasné provedení díla, a zavazuje se, že dílo provede s potřebnou (odbornou) péčí.</text:span></text:span></text:p>
        </text:list-item>
      </text:list>
      <text:p text:style-name="P21"/>
      <text:list xml:id="list2508900272967183940" text:style-name="L6">
        <text:list-item>
          <text:p text:style-name="P18"><text:span text:style-name="Standardní_20_písmo_20_odstavce"><text:span text:style-name="T13">Zhotovitel bude dílo provádět samostatně, bude však přitom vázán pokyny objednatele. Bude-li zhotovitel považovat vydané pokyny za nevhodné pro řádné a včasné provedení díla, objednatele na to včas upozorní.<text:line-break/></text:span></text:span></text:p>
        </text:list-item>
        <text:list-item>
          <text:p text:style-name="P18"><text:span text:style-name="Standardní_20_písmo_20_odstavce"><text:span text:style-name="T13">Zhotovitel souhlasí s tím, že dílo bude publikováno pod licencí Creative Commons - BY<text:line-break/>a zároveň se zříká autorských práv k dílu.<text:line-break/></text:span></text:span></text:p>
        </text:list-item>
      </text:list>
      <text:p text:style-name="P7"><text:soft-page-break/></text:p>
      <text:p text:style-name="P6"/>
      <text:p text:style-name="P6"/>
      <text:list xml:id="list9188443536897379690" text:style-name="L7">
        <text:list-item>
          <text:p text:style-name="P12"><text:span text:style-name="Standardní_20_písmo_20_odstavce"><text:span text:style-name="T13">Objednatel může kontrolovat provádění díla. Jestliže některá ze stran zjistí v provádění díla nedostatky, zhotovitel je neprodleně odstraní, jinak může objednatel od smlouvy odstoupit.</text:span></text:span></text:p>
        </text:list-item>
      </text:list>
      <text:p text:style-name="P22"/>
      <text:list xml:id="list3749361449962064966" text:style-name="L8">
        <text:list-item>
          <text:p text:style-name="P13"><text:span text:style-name="Standardní_20_písmo_20_odstavce"><text:span text:style-name="T13">Objednatel může od smlouvy před začátkem jejího plnění odstoupit i bez udání důvodu.</text:span></text:span></text:p>
        </text:list-item>
      </text:list>
      <text:p text:style-name="P22"/>
      <text:list xml:id="list3520417869551954553" text:style-name="L9">
        <text:list-item>
          <text:p text:style-name="P14"><text:span text:style-name="Standardní_20_písmo_20_odstavce"><text:span text:style-name="T13">Zhotovitel na sebe bere nebezpečí změny okolností, včetně zcela mimořádných a nepředvídatelných skutečností.</text:span></text:span></text:p>
        </text:list-item>
      </text:list>
      <text:p text:style-name="P22"/>
      <text:list xml:id="list5071370236612645087" text:style-name="L10">
        <text:list-item>
          <text:p text:style-name="P15"><text:span text:style-name="Standardní_20_písmo_20_odstavce"><text:span text:style-name="T13">Zhotovitel ani částečně nepostoupí žádnou pohledávku související s touto smlouvou na nikoho jiného.</text:span></text:span></text:p>
        </text:list-item>
      </text:list>
      <text:p text:style-name="P22"/>
      <text:list xml:id="list2722574339318086704" text:style-name="L11">
        <text:list-item>
          <text:p text:style-name="P16"><text:span text:style-name="Standardní_20_písmo_20_odstavce"><text:span text:style-name="T13">Případné spory týkající se této smlouvy budou primárně řešeny smírnou, mimosoudní cestou.</text:span></text:span></text:p>
        </text:list-item>
      </text:list>
      <text:p text:style-name="P22"/>
      <text:list xml:id="list8771649118287029018" text:style-name="L12">
        <text:list-item>
          <text:p text:style-name="P17"><text:span text:style-name="Standardní_20_písmo_20_odstavce"><text:span text:style-name="T13">Tato smlouva je sepsána ve dvou vyhotoveních, z nichž každá strana obdrží po jednom. Obě strany souhlasí s tím, že tato smlouva bude v plném rozsahu zveřejněna.</text:span></text:span></text:p>
        </text:list-item>
      </text:list>
      <text:p text:style-name="P6"/>
      <text:p text:style-name="Normální"><text:span text:style-name="Standardní_20_písmo_20_odstavce"><text:span text:style-name="T13">V Praze dne 19. </text:span></text:span><text:bookmark text:name="_GoBack"/><text:span text:style-name="Standardní_20_písmo_20_odstavce"><text:span text:style-name="T13">6. 2018</text:span></text:span></text:p>
      <text:p text:style-name="P6"/>
      <text:p text:style-name="P6"/>
      <table:table table:name="Tabulka1" table:style-name="Tabulka1">
        <table:table-column table:style-name="Tabulka1.A" table:number-columns-repeated="2"/>
        <table:table-row>
          <table:table-cell table:style-name="Tabulka1.A1" office:value-type="string">
            <text:p text:style-name="P2"><text:span text:style-name="Standardní_20_písmo_20_odstavce"><text:span text:style-name="T13">Objednatel:</text:span></text:span></text:p>
            <text:p text:style-name="P6"/>
            <text:p text:style-name="P6"/>
            <text:p text:style-name="P6"/>
            <text:p text:style-name="P2"><text:span text:style-name="Standardní_20_písmo_20_odstavce"><text:span text:style-name="T13">________________________________</text:span></text:span></text:p>
            <text:p text:style-name="P2"><text:span text:style-name="Standardní_20_písmo_20_odstavce"><text:span text:style-name="T13">Česká Pirátská strana</text:span></text:span></text:p>
            <text:p text:style-name="Normální"><text:span text:style-name="Standardní_20_písmo_20_odstavce"><text:span text:style-name="T13">Tomáš Murňák</text:span></text:span></text:p>
            <text:p text:style-name="P6">Předseda MS Piráti Praha 13</text:p>
          </table:table-cell>
          <table:table-cell table:style-name="Tabulka1.A1" office:value-type="string">
            <text:p text:style-name="P2"><text:span text:style-name="Standardní_20_písmo_20_odstavce"><text:span text:style-name="T13">Zhotovitel:</text:span></text:span></text:p>
            <text:p text:style-name="P6"/>
            <text:p text:style-name="P6"/>
            <text:p text:style-name="P6"/>
            <text:p text:style-name="P2"><text:span text:style-name="Standardní_20_písmo_20_odstavce"><text:span text:style-name="T13">________________________________</text:span></text:span></text:p>
            <text:p text:style-name="Normální"><text:span text:style-name="Standardní_20_písmo_20_odstavce"><text:span text:style-name="T13">Radovan Baláš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cs" fo:country="CZ" fo:font-style="normal" style:text-underline-style="none" fo:font-weight="normal" style:letter-kerning="true" style:font-size-asian="11pt" style:language-asian="cs" style:country-asian="CZ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cs" fo:country="CZ" fo:font-style="normal" style:text-underline-style="none" fo:font-weight="normal" style:letter-kerning="true" fo:background-color="transparent" style:font-name-asian="Times New Roman" style:font-size-asian="11pt" style:language-asian="cs" style:country-asian="CZ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 fo:hyphenation-remain-char-count="0" fo:hyphenation-push-char-count="0"/>
    </style:style>
    <style:style style:name="Normální_20__28_web_29_" style:display-name="Normální (web)" style:family="paragraph" style:parent-style-name="Normální">
      <style:paragraph-properties fo:margin-top="0.176cm" fo:margin-bottom="0.176cm" fo:orphans="2" fo:widows="2" fo:hyphenation-ladder-count="no-limit" style:text-autospace="ideograph-alpha" style:punctuation-wrap="hanging" style:vertical-align="auto"/>
      <style:text-properties style:font-name="Times New Roman" fo:font-size="12pt" style:letter-kerning="false" style:font-size-asian="12pt" style:font-size-complex="12pt" fo:hyphenate="true" fo:hyphenation-remain-char-count="0" fo:hyphenation-push-char-count="0"/>
    </style:style>
    <style:style style:name="Odstavec_20_se_20_seznamem" style:display-name="Odstavec se seznamem" style:family="paragraph" style:parent-style-name="Normální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ní_20_písmo_20_odstavce" style:display-name="Standardní písmo odstavce" style:family="text"/>
    <style:style style:name="apple-converted-space" style:family="text" style:parent-style-name="Standardní_20_písmo_20_odstavce"/>
    <style:style style:name="Hypertextový_20_odkaz" style:display-name="Hypertextový odkaz" style:family="text" style:parent-style-name="Standardní_20_písmo_20_odstavce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Основной_20_шрифт_20_абзаца" style:display-name="Основной шрифт абзаца" style:family="text"/>
    <style:style style:name="wmi-callto" style:family="text" style:parent-style-name="Основной_20_шрифт_20_абзаца"/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Pavel Opatřil</meta:initial-creator>
    <meta:creation-date>2017-06-20T07:31:00Z</meta:creation-date>
    <dc:date>2018-06-20T09:31:44.82</dc:date>
    <meta:print-date>2016-12-06T16:07:00Z</meta:print-date>
    <meta:editing-cycles>13</meta:editing-cycles>
    <meta:editing-duration>PT46M9S</meta:editing-duration>
    <meta:document-statistic meta:table-count="1" meta:image-count="0" meta:object-count="0" meta:page-count="2" meta:paragraph-count="38" meta:word-count="403" meta:character-count="2603"/>
    <meta:template xlink:type="simple" xlink:actuate="onRequest" xlink:title="" xlink:href="../SoD-Kokot.odt/Normal"/>
  </office:meta>
</office:document-meta>
</file>